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language="en" fo:country="US" fo:font-weight="bold" officeooo:rsid="00172587" officeooo:paragraph-rsid="00172587" style:font-weight-asian="bold" style:font-weight-complex="bold"/>
    </style:style>
    <style:style style:name="P2" style:family="paragraph" style:parent-style-name="Standard" style:list-style-name="L1">
      <style:text-properties style:font-name="Arial" fo:language="en" fo:country="US" fo:font-weight="bold" officeooo:rsid="00172587" officeooo:paragraph-rsid="00172587" style:font-weight-asian="bold" style:font-weight-complex="bold"/>
    </style:style>
    <style:style style:name="P3" style:family="paragraph" style:parent-style-name="Standard">
      <style:text-properties style:font-name="Arial" fo:language="en" fo:country="US" fo:font-weight="bold" officeooo:rsid="00175ed3" officeooo:paragraph-rsid="00175ed3" style:font-weight-asian="bold" style:font-weight-complex="bold"/>
    </style:style>
    <style:style style:name="P4" style:family="paragraph" style:parent-style-name="Standard">
      <style:text-properties style:font-name="Arial" fo:language="en" fo:country="US" fo:font-weight="normal" officeooo:rsid="00172587" officeooo:paragraph-rsid="00172587" style:font-weight-asian="normal" style:font-weight-complex="normal"/>
    </style:style>
    <style:style style:name="P5" style:family="paragraph" style:parent-style-name="Standard" style:list-style-name="L1">
      <style:text-properties style:font-name="Arial" fo:language="en" fo:country="US" fo:font-weight="normal" officeooo:rsid="00172587" officeooo:paragraph-rsid="00172587" style:font-weight-asian="normal" style:font-weight-complex="normal"/>
    </style:style>
    <style:style style:name="P6" style:family="paragraph" style:parent-style-name="Standard" style:list-style-name="L5">
      <style:text-properties style:font-name="Arial" fo:language="en" fo:country="US" fo:font-weight="normal" officeooo:rsid="00172587" officeooo:paragraph-rsid="00172587" style:font-weight-asian="normal" style:font-weight-complex="normal"/>
    </style:style>
    <style:style style:name="P7" style:family="paragraph" style:parent-style-name="Standard" style:list-style-name="L1">
      <style:text-properties style:font-name="Arial" fo:language="en" fo:country="US" fo:font-weight="normal" officeooo:rsid="00175ed3" officeooo:paragraph-rsid="00175ed3" style:font-weight-asian="normal" style:font-weight-complex="normal"/>
    </style:style>
    <style:style style:name="P8" style:family="paragraph" style:parent-style-name="Standard">
      <style:text-properties style:font-name="Arial" fo:language="en" fo:country="US" fo:font-weight="normal" officeooo:rsid="00175ed3" officeooo:paragraph-rsid="00175ed3" style:font-weight-asian="normal" style:font-weight-complex="normal"/>
    </style:style>
    <style:style style:name="P9" style:family="paragraph" style:parent-style-name="Standard" style:list-style-name="L1">
      <style:text-properties officeooo:rsid="00172587" officeooo:paragraph-rsid="00172587"/>
    </style:style>
    <style:style style:name="P10" style:family="paragraph" style:parent-style-name="Standard" style:list-style-name="L1">
      <style:text-properties officeooo:paragraph-rsid="00172587"/>
    </style:style>
    <style:style style:name="T1" style:family="text">
      <style:text-properties fo:font-weight="bold" style:font-weight-asian="bold" style:font-weight-complex="bold"/>
    </style:style>
    <style:style style:name="T2" style:family="text">
      <style:text-properties style:font-name="Arial" fo:language="en" fo:country="US" fo:font-weight="normal" style:font-weight-asian="normal" style:font-weight-complex="normal"/>
    </style:style>
    <style:style style:name="T3" style:family="text">
      <style:text-properties style:font-name="Arial" fo:language="en" fo:country="US" fo:font-weight="normal" officeooo:rsid="00172587" style:font-weight-asian="normal" style:font-weight-complex="normal"/>
    </style:style>
    <style:style style:name="T4" style:family="text">
      <style:text-properties style:font-name="Arial" fo:language="en" fo:country="US" fo:font-weight="normal" fo:background-color="#ffff00" loext:char-shading-value="0" style:font-weight-asian="normal" style:font-weight-complex="normal"/>
    </style:style>
    <style:style style:name="T5" style:family="text">
      <style:text-properties style:font-name="Arial" fo:language="en" fo:country="US" fo:font-weight="normal" fo:background-color="#ffff00" loext:char-shading-value="0" style:font-weight-asian="normal" style:font-weight-complex="normal"/>
    </style:style>
    <style:style style:name="T6" style:family="text">
      <style:text-properties style:font-name="Arial" fo:language="en" fo:country="US" fo:font-weight="normal" officeooo:rsid="00172587" fo:background-color="#ffff00" loext:char-shading-value="0" style:font-weight-asian="normal" style:font-weight-complex="normal"/>
    </style:style>
    <style:style style:name="T7" style:family="text">
      <style:text-properties style:font-name="Arial" fo:language="en" fo:country="US" fo:font-weight="normal" officeooo:rsid="00172587" fo:background-color="#ffff00" loext:char-shading-value="0" style:font-weight-asian="normal" style:font-weight-complex="normal"/>
    </style:style>
    <style:style style:name="T8" style:family="text">
      <style:text-properties officeooo:rsid="00175ed3"/>
    </style:style>
    <style:style style:name="T9" style:family="text">
      <style:text-properties fo:background-color="#ffff00" loext:char-shading-value="0"/>
    </style:style>
    <style:style style:name="T10" style:family="text">
      <style:text-properties fo:background-color="#ffff00"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EL MANAGEMENT</text:p>
      <text:p text:style-name="P1"/>
      <text:p text:style-name="P3">Specifications:</text:p>
      <text:p text:style-name="P3">First floor: 14</text:p>
      <text:p text:style-name="P3">Second floor: 21</text:p>
      <text:p text:style-name="P4"/>
      <text:p text:style-name="P4">Use case: Manage check ins, out, and sells of the establishment.</text:p>
      <text:p text:style-name="P4">General description: This program should be able to manage the check ins and out of different rooms, the selling of various products and the management of said inventory of those products, needs to manage the <text:span text:style-name="T1">printing</text:span> and <text:span text:style-name="T1">recording</text:span> of different receipts that cover the sales done in the turn specified scenarios<text:span text:style-name="T8">}</text:span></text:p>
      <text:p text:style-name="P4"/>
      <text:list xml:id="list3148966998" text:style-name="L1">
        <text:list-item>
          <text:p text:style-name="P5"><text:span text:style-name="T1">Scope</text:span>: Motel_management_java</text:p>
        </text:list-item>
        <text:list-item>
          <text:p text:style-name="P5"><text:span text:style-name="T1">Level</text:span>: User goal</text:p>
        </text:list-item>
        <text:list-item>
          <text:p text:style-name="P5"><text:span text:style-name="T1">Primary</text:span> <text:span text:style-name="T1">Actor: </text:span>Turn worker</text:p>
        </text:list-item>
        <text:list-item>
          <text:p text:style-name="P2">Stake holders: </text:p>
          <text:list>
            <text:list-item>
              <text:p text:style-name="P5">Computer: </text:p>
              <text:list>
                <text:list-item>
                  <text:p text:style-name="P5">Access to the system files required for functioning</text:p>
                </text:list-item>
                <text:list-item>
                  <text:p text:style-name="P5">Give information to the system about current status</text:p>
                </text:list-item>
                <text:list-item>
                  <text:p text:style-name="P5">Print the different receipts</text:p>
                </text:list-item>
                <text:list-item>
                  <text:p text:style-name="P5">Register the actions made in the system</text:p>
                </text:list-item>
              </text:list>
            </text:list-item>
            <text:list-item>
              <text:p text:style-name="P10"><text:span text:style-name="T3">Turn worker:</text:span></text:p>
              <text:list>
                <text:list-item>
                  <text:p text:style-name="P9"><text:span text:style-name="T2">Manage the check in and check out of </text:span><text:span text:style-name="T5">rooms</text:span></text:p>
                </text:list-item>
                <text:list-item>
                  <text:p text:style-name="P9"><text:span text:style-name="T5">Sell</text:span><text:span text:style-name="T2"> different </text:span><text:span text:style-name="T5">things</text:span><text:span text:style-name="T2"> to a </text:span><text:span text:style-name="T5">room</text:span></text:p>
                </text:list-item>
                <text:list-item>
                  <text:p text:style-name="P9"><text:span text:style-name="T2">Receive receipt for the customer</text:span></text:p>
                </text:list-item>
              </text:list>
            </text:list-item>
            <text:list-item>
              <text:p text:style-name="P10"><text:span text:style-name="T3">Manager:</text:span></text:p>
              <text:list>
                <text:list-item>
                  <text:p text:style-name="P10"><text:span text:style-name="T3">Consult the different sales reports.</text:span></text:p>
                </text:list-item>
                <text:list-item>
                  <text:p text:style-name="P5">Manage the inventory changes</text:p>
                </text:list-item>
              </text:list>
            </text:list-item>
          </text:list>
        </text:list-item>
        <text:list-item>
          <text:p text:style-name="P2">Preconditions</text:p>
          <text:list>
            <text:list-item>
              <text:p text:style-name="P10"><text:span text:style-name="T3">Valid </text:span><text:span text:style-name="T7">computer</text:span><text:span text:style-name="T3"> information.</text:span></text:p>
            </text:list-item>
            <text:list-item>
              <text:p text:style-name="P9"><text:span text:style-name="T2">Valid </text:span><text:span text:style-name="T5">turn</text:span><text:span text:style-name="T2"> is set</text:span></text:p>
            </text:list-item>
            <text:list-item>
              <text:p text:style-name="P9"><text:span text:style-name="T2">Valid </text:span><text:span text:style-name="T5">inventory</text:span><text:span text:style-name="T2"> is set</text:span></text:p>
            </text:list-item>
          </text:list>
        </text:list-item>
        <text:list-item>
          <text:p text:style-name="P2">Post conditions</text:p>
          <text:list>
            <text:list-item>
              <text:p text:style-name="P5">Turn <text:span text:style-name="T10">worker</text:span> is able to do their work swiftly.</text:p>
            </text:list-item>
            <text:list-item>
              <text:p text:style-name="P5">The <text:span text:style-name="T10">customer</text:span> receives the receipts corresponding to their desired conditions</text:p>
            </text:list-item>
            <text:list-item>
              <text:p text:style-name="P5">The <text:span text:style-name="T10">movements</text:span> about the turn and sales report is saved successfully</text:p>
            </text:list-item>
          </text:list>
        </text:list-item>
        <text:list-item>
          <text:p text:style-name="P2">Main success Scenario</text:p>
        </text:list-item>
      </text:list>
      <text:list xml:id="list3231416619" text:style-name="L5">
        <text:list-item>
          <text:list>
            <text:list-item>
              <text:p text:style-name="P6">The <text:span text:style-name="T10">turn</text:span> <text:span text:style-name="T10">worker</text:span> selects its assigned turn</text:p>
            </text:list-item>
            <text:list-item>
              <text:p text:style-name="P6">The <text:span text:style-name="T10">program</text:span> shows the <text:span text:style-name="T10">floor</text:span> perspective, with basic information about each room</text:p>
            </text:list-item>
            <text:list-item>
              <text:p text:style-name="P6">An <text:span text:style-name="T10">action</text:span> is made (booking, selling)</text:p>
            </text:list-item>
            <text:list-item>
              <text:p text:style-name="P6">The <text:span text:style-name="T10">worker</text:span> selects the pricing, or the product, and the receipt is print out</text:p>
            </text:list-item>
            <text:list-item>
              <text:p text:style-name="P6">The system registers the different changes</text:p>
            </text:list-item>
            <text:list-item>
              <text:p text:style-name="P6">Back to 2.</text:p>
            </text:list-item>
          </text:list>
        </text:list-item>
      </text:list>
      <text:list xml:id="list211944832675553" text:continue-list="list3148966998" text:style-name="L1">
        <text:list-item>
          <text:p text:style-name="P2">Extensions:</text:p>
          <text:list>
            <text:list-item>
              <text:p text:style-name="P5">At any time if the manager does an inventory change</text:p>
              <text:list>
                <text:list-item>
                  <text:p text:style-name="P7">The user selects enters the sales reports perspective and selects the inventory.</text:p>
                </text:list-item>
                <text:list-item>
                  <text:p text:style-name="P5">The system changes to the inventory management perspective.</text:p>
                </text:list-item>
                <text:list-item>
                  <text:p text:style-name="P7">The user can select the change mode, getting a confirmation, it continues.</text:p>
                </text:list-item>
                <text:list-item>
                  <text:p text:style-name="P5">The <text:span text:style-name="T8">user</text:span> inputs the product changes, or introduces a new product to the <text:soft-page-break/>system.</text:p>
                </text:list-item>
                <text:list-item>
                  <text:p text:style-name="P5">The system list the confirmation, and prints a receipt regarding the transaction</text:p>
                </text:list-item>
                <text:list-item>
                  <text:p text:style-name="P5">The system comes back to the current sales report perspective.</text:p>
                </text:list-item>
              </text:list>
            </text:list-item>
            <text:list-item>
              <text:p text:style-name="P5">At any time, an item is sold out:</text:p>
              <text:list>
                <text:list-item>
                  <text:p text:style-name="P7">The item is no longer able to be sold.</text:p>
                </text:list-item>
                <text:list-item>
                  <text:p text:style-name="P7">The product is grayed out in the inventory perspective and the room sell perspective</text:p>
                </text:list-item>
              </text:list>
            </text:list-item>
            <text:list-item>
              <text:p text:style-name="P7">At the change of turn</text:p>
              <text:list>
                <text:list-item>
                  <text:p text:style-name="P7">In the sales report perspective.</text:p>
                </text:list-item>
                <text:list-item>
                  <text:p text:style-name="P7">The system confirms the receipt print of the current turn, as well as confirmation of the turn ending. In case it’s canceled, it continues normal functioning</text:p>
                </text:list-item>
                <text:list-item>
                  <text:p text:style-name="P7">With confirmation of the user, the current turn is saved, and based on the decision, a receipt is printed or not.</text:p>
                </text:list-item>
                <text:list-item>
                  <text:p text:style-name="P7">The user is prompted with the select turn perspective.</text:p>
                </text:list-item>
              </text:list>
            </text:list-item>
            <text:list-item>
              <text:p text:style-name="P7">At any time, a room’s time is finished.</text:p>
              <text:list>
                <text:list-item>
                  <text:p text:style-name="P7">The system prompts a warning icon and the room button changes to a recognizable color,(red).</text:p>
                </text:list-item>
                <text:list-item>
                  <text:p text:style-name="P7">The user now decides what to do with the room.</text:p>
                  <text:list>
                    <text:list-item>
                      <text:p text:style-name="P7">The time can be extended, printing and registering the transaction</text:p>
                    </text:list-item>
                    <text:list-item>
                      <text:p text:style-name="P7">The room can be put “to fix”</text:p>
                    </text:list-item>
                  </text:list>
                </text:list-item>
                <text:list-item>
                  <text:p text:style-name="P7">The system continues normal functioning</text:p>
                </text:list-item>
              </text:list>
            </text:list-item>
          </text:list>
        </text:list-item>
        <text:list-item>
          <text:p text:style-name="P2">Especial requirements:</text:p>
          <text:list>
            <text:list-item>
              <text:p text:style-name="P7">The text must be readable from 0,5 to 1m away in a low quality screen</text:p>
            </text:list-item>
            <text:list-item>
              <text:p text:style-name="P7">The interface must be intuitive enough for an easy adaptation for a new user</text:p>
            </text:list-item>
          </text:list>
        </text:list-item>
        <text:list-item>
          <text:p text:style-name="P2">Data variations list:</text:p>
          <text:list>
            <text:list-item>
              <text:p text:style-name="P7">All data must be consistent in the different iterations.</text:p>
            </text:list-item>
          </text:list>
        </text:list-item>
        <text:list-item>
          <text:p text:style-name="P2">Frequency occurrence</text:p>
          <text:list>
            <text:list-item>
              <text:p text:style-name="P7">Constant.</text:p>
            </text:list-item>
          </text:list>
        </text:list-item>
        <text:list-item>
          <text:p text:style-name="P2">Miscellaneous: </text:p>
          <text:list>
            <text:list-item>
              <text:p text:style-name="P7">Consider future online adaptations for remote management of the inventory.</text:p>
            </text:list-item>
            <text:list-item>
              <text:p text:style-name="P7">Consider the portability to a different system if it were to be changed.</text:p>
            </text:list-item>
          </text:list>
        </text:list-item>
      </text:list>
      <text:p text:style-name="P8"/>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CO"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01T21:19:43.312000000</dc:date>
    <meta:editing-duration>PT11H32M11S</meta:editing-duration>
    <meta:editing-cycles>2</meta:editing-cycles>
    <meta:generator>LibreOffice/7.4.2.3$Windows_X86_64 LibreOffice_project/382eef1f22670f7f4118c8c2dd222ec7ad009daf</meta:generator>
    <meta:document-statistic meta:table-count="0" meta:image-count="0" meta:object-count="0" meta:page-count="2" meta:paragraph-count="69" meta:word-count="601" meta:character-count="3343" meta:non-whitespace-character-count="2871"/>
  </office:meta>
</office:document-meta>
</file>